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917in"/>
    </style:style>
    <style:style style:name="Table1.B" style:family="table-column">
      <style:table-column-properties style:column-width="2.6764in"/>
    </style:style>
    <style:style style:name="Table1.C" style:family="table-column">
      <style:table-column-properties style:column-width="3.025in"/>
    </style:style>
    <style:style style:name="Table1.A1" style:family="table-cell">
      <style:table-cell-properties style:vertical-align="middle" fo:padding="0.0194in" fo:border="none"/>
    </style:style>
    <style:style style:name="Table1.4" style:family="table-row">
      <style:table-row-properties style:min-row-height="0.6806in"/>
    </style:style>
    <style:style style:name="Table2" style:family="table">
      <style:table-properties style:width="6.4111in" table:align="left"/>
    </style:style>
    <style:style style:name="Table2.A" style:family="table-column">
      <style:table-column-properties style:column-width="1.2465in"/>
    </style:style>
    <style:style style:name="Table2.B" style:family="table-column">
      <style:table-column-properties style:column-width="2.5in"/>
    </style:style>
    <style:style style:name="Table2.C" style:family="table-column">
      <style:table-column-properties style:column-width="2.664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text-align="start" style:justify-single-word="false"/>
      <style:text-properties fo:font-size="12pt" fo:font-weight="normal" officeooo:rsid="00044fed" officeooo:paragraph-rsid="00044fe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a1bd" officeooo:paragraph-rsid="0002a1b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2a1bd" officeooo:paragraph-rsid="0002a1b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2a1bd" officeooo:paragraph-rsid="0002a1b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44fed" officeooo:paragraph-rsid="00044fe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2a1bd" officeooo:paragraph-rsid="00044fe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44fed" officeooo:paragraph-rsid="00044fed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officeooo:rsid="00044fed" officeooo:paragraph-rsid="00044fed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 PROGRAMMING-9</text:p>
      <text:p text:style-name="P3"/>
      <text:p text:style-name="P4">name: skandashree s phaneesh</text:p>
      <text:p text:style-name="P4">usn: eng24cy0193</text:p>
      <text:p text:style-name="P4">roll number: 64</text:p>
      <text:p text:style-name="P4"/>
      <text:p text:style-name="P6">21. Write a shell script using if…else to check if a number is even or odd.</text:p>
      <text:p text:style-name="P7">Ans:</text:p>
      <text:p text:style-name="P5">#!/bin/bash</text:p>
      <text:p text:style-name="P5">echo "Enter a number:"</text:p>
      <text:p text:style-name="P5">read num</text:p>
      <text:p text:style-name="P5"/>
      <text:p text:style-name="P5">if (( num % 2 == 0 ))</text:p>
      <text:p text:style-name="P5">then</text:p>
      <text:p text:style-name="P5"><text:s text:c="4"/>echo "$num is Even"</text:p>
      <text:p text:style-name="P5">else</text:p>
      <text:p text:style-name="P5"><text:s text:c="4"/>echo "$num is Odd"</text:p>
      <text:p text:style-name="P5">fi</text:p>
      <text:p text:style-name="P8"><text:span text:style-name="Strong_20_Emphasis">Explanation:</text:span><text:line-break/><text:span text:style-name="Source_20_Text">%</text:span> finds remainder. If remainder = 0 → even, else odd.</text:p>
      <text:p text:style-name="P6">22. Explain the difference between if and case statements in bash.</text:p>
      <text:p text:style-name="P7">Ans:</text:p>
      <text:h text:style-name="P1" text:outline-level="3"><text:span text:style-name="Strong_20_Emphasis">Difference between </text:span><text:span text:style-name="Strong_20_Emphasis"><text:span text:style-name="Source_20_Text">if</text:span></text:span><text:span text:style-name="Strong_20_Emphasis"> and </text:span><text:span text:style-name="Strong_20_Emphasis"><text:span text:style-name="Source_20_Text">case</text:span></text:span><text:span text:style-name="Strong_20_Emphasis"> statements in Bash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<text:span text:style-name="Strong_20_Emphasis">if Statement</text:span></text:p>
            </table:table-cell>
            <table:table-cell table:style-name="Table1.A1" office:value-type="string">
              <text:p text:style-name="Table_20_Heading"><text:span text:style-name="Strong_20_Emphasis">case Statemen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urpose</text:span></text:p>
          </table:table-cell>
          <table:table-cell table:style-name="Table1.A1" office:value-type="string">
            <text:p text:style-name="Table_20_Contents">Used for checking conditions (logical/numeric)</text:p>
          </table:table-cell>
          <table:table-cell table:style-name="Table1.A1" office:value-type="string">
            <text:p text:style-name="Table_20_Contents">Used for pattern matching (like switch-case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yntax</text:span></text:p>
          </table:table-cell>
          <table:table-cell table:style-name="Table1.A1" office:value-type="string">
            <text:p text:style-name="Table_20_Contents"><text:span text:style-name="Source_20_Text">if [ condition ]; then ... fi</text:span></text:p>
          </table:table-cell>
          <table:table-cell table:style-name="Table1.A1" office:value-type="string">
            <text:p text:style-name="Table_20_Contents"><text:span text:style-name="Source_20_Text">case variable in pattern) ... ;; esac</text:span></text:p>
          </table:table-cell>
        </table:table-row>
        <table:table-row table:style-name="Table1.4">
          <table:table-cell table:style-name="Table1.A1" office:value-type="string">
            <text:p text:style-name="Table_20_Contents"><text:span text:style-name="Strong_20_Emphasis">Best suited for</text:span></text:p>
          </table:table-cell>
          <table:table-cell table:style-name="Table1.A1" office:value-type="string">
            <text:p text:style-name="Table_20_Contents">Numeric or logical comparisons</text:p>
          </table:table-cell>
          <table:table-cell table:style-name="Table1.A1" office:value-type="string">
            <text:p text:style-name="Table_20_Contents">Matching strings or multiple possible cases</text:p>
          </table:table-cell>
        </table:table-row>
      </table:table>
      <text:p text:style-name="P5"/>
      <text:p text:style-name="P5">case $day in</text:p>
      <text:p text:style-name="P5"><text:s text:c="2"/>Mon) echo "Monday";;</text:p>
      <text:p text:style-name="P5"><text:s text:c="2"/>Tue) echo "Tuesday";;</text:p>
      <text:p text:style-name="P5"><text:s text:c="2"/>*) echo "Other day";;</text:p>
      <text:p text:style-name="P5">esac</text:p>
      <text:p text:style-name="P5"/>
      <text:p text:style-name="P6">23. Write a script to find the largest of three numbers entered by the user.</text:p>
      <text:p text:style-name="P7">Ans:</text:p>
      <text:p text:style-name="P5">#!/bin/bash</text:p>
      <text:p text:style-name="P5">echo "Enter three numbers:"</text:p>
      <text:p text:style-name="P5">read a b c</text:p>
      <text:p text:style-name="P5"/>
      <text:p text:style-name="P5">if (( a &gt;= b &amp;&amp; a &gt;= c ))</text:p>
      <text:p text:style-name="P5">then</text:p>
      <text:p text:style-name="P5"><text:s text:c="4"/>echo "$a is largest"</text:p>
      <text:p text:style-name="P5">elif (( b &gt;= a &amp;&amp; b &gt;= c ))</text:p>
      <text:p text:style-name="P5">then</text:p>
      <text:p text:style-name="P5"><text:soft-page-break/><text:s text:c="4"/>echo "$b is largest"</text:p>
      <text:p text:style-name="P5">else</text:p>
      <text:p text:style-name="P5"><text:s text:c="4"/>echo "$c is largest"</text:p>
      <text:p text:style-name="P5">fi</text:p>
      <text:p text:style-name="P5"/>
      <text:p text:style-name="P6">24. How do you use a for loop to traverse an array in bash? Give an example. The array is defined as arr=(123, “Abs”, -2.3, ‘A’, 23.56, 0).</text:p>
      <text:p text:style-name="P7">Ans: </text:p>
      <text:h text:style-name="P1" text:outline-level="3"><text:span text:style-name="Strong_20_Emphasis">Using </text:span><text:span text:style-name="Strong_20_Emphasis"><text:span text:style-name="Source_20_Text">for</text:span></text:span><text:span text:style-name="Strong_20_Emphasis"> loop to traverse an array</text:span></text:h>
      <text:p text:style-name="Text_20_body"><text:span text:style-name="Strong_20_Emphasis">Array:</text:span></text:p>
      <text:p text:style-name="P5">arr=(123 "Abs" -2.3 'A' 23.56 0)</text:p>
      <text:p text:style-name="P5">Script:</text:p>
      <text:p text:style-name="P5">#!/bin/bash</text:p>
      <text:p text:style-name="P5">arr=(123 "Abs" -2.3 'A' 23.56 0)</text:p>
      <text:p text:style-name="P5">echo "Array elements are:"</text:p>
      <text:p text:style-name="P5">for element in "${arr[@]}"</text:p>
      <text:p text:style-name="P5">do</text:p>
      <text:p text:style-name="P5"><text:s text:c="4"/>echo "$element"</text:p>
      <text:p text:style-name="P5">done</text:p>
      <text:p text:style-name="P5"><text:span text:style-name="Strong_20_Emphasis">Explanation:</text:span><text:line-break/><text:span text:style-name="Source_20_Text">"${arr[@]}"</text:span> expands to all elements of the array.</text:p>
      <text:p text:style-name="P7"/>
      <text:p text:style-name="P6">25. Write a shell script to loop through all files in the current directory and display their names.</text:p>
      <text:p text:style-name="P7">Ans: </text:p>
      <text:p text:style-name="P5">#!/bin/bash</text:p>
      <text:p text:style-name="P5">echo "Files in current directory:"</text:p>
      <text:p text:style-name="P5">for file in *</text:p>
      <text:p text:style-name="P5">do</text:p>
      <text:p text:style-name="P5"><text:s text:c="4"/>echo "$file"</text:p>
      <text:p text:style-name="P5">done</text:p>
      <text:p text:style-name="P5"><text:span text:style-name="Strong_20_Emphasis">Explanation:</text:span><text:line-break/><text:span text:style-name="Source_20_Text">*</text:span> matches all files in the directory.</text:p>
      <text:p text:style-name="P5"/>
      <text:p text:style-name="P6">26. What is the difference between while and until loops in bash?</text:p>
      <text:p text:style-name="P7">Ans:</text:p>
      <text:h text:style-name="P1" text:outline-level="3"><text:span text:style-name="Strong_20_Emphasis">Difference between </text:span><text:span text:style-name="Strong_20_Emphasis"><text:span text:style-name="Source_20_Text">while</text:span></text:span><text:span text:style-name="Strong_20_Emphasis"> and </text:span><text:span text:style-name="Strong_20_Emphasis"><text:span text:style-name="Source_20_Text">until</text:span></text:span><text:span text:style-name="Strong_20_Emphasis"> loop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<text:span text:style-name="Strong_20_Emphasis">while loop</text:span></text:p>
            </table:table-cell>
            <table:table-cell table:style-name="Table2.A1" office:value-type="string">
              <text:p text:style-name="Table_20_Heading"><text:span text:style-name="Strong_20_Emphasis">until loop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Condition check</text:span></text:p>
          </table:table-cell>
          <table:table-cell table:style-name="Table2.A1" office:value-type="string">
            <text:p text:style-name="Table_20_Contents">Runs <text:span text:style-name="Strong_20_Emphasis">while</text:span> the condition is true</text:p>
          </table:table-cell>
          <table:table-cell table:style-name="Table2.A1" office:value-type="string">
            <text:p text:style-name="Table_20_Contents">Runs <text:span text:style-name="Strong_20_Emphasis">until</text:span> the condition becomes tru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oop end</text:span></text:p>
          </table:table-cell>
          <table:table-cell table:style-name="Table2.A1" office:value-type="string">
            <text:p text:style-name="Table_20_Contents">Stops when condition becomes false</text:p>
          </table:table-cell>
          <table:table-cell table:style-name="Table2.A1" office:value-type="string">
            <text:p text:style-name="Table_20_Contents">Stops when condition becomes tru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xample</text:span></text:p>
          </table:table-cell>
          <table:table-cell table:style-name="Table2.A1" office:value-type="string">
            <text:p text:style-name="Table_20_Contents"><text:span text:style-name="Source_20_Text">while [ $i -lt 5 ]</text:span></text:p>
          </table:table-cell>
          <table:table-cell table:style-name="Table2.A1" office:value-type="string">
            <text:p text:style-name="Table_20_Contents"><text:span text:style-name="Source_20_Text">until [ $i -ge 5 ]</text:span></text:p>
          </table:table-cell>
        </table:table-row>
      </table:table>
      <text:p text:style-name="P5"/>
      <text:p text:style-name="P6">27. Write a countdown timer script using a while loop.</text:p>
      <text:p text:style-name="P7">Ans:</text:p>
      <text:p text:style-name="P5">#!/bin/bash</text:p>
      <text:p text:style-name="P5">echo "Enter countdown start:"</text:p>
      <text:p text:style-name="P5">read n</text:p>
      <text:p text:style-name="P5"/>
      <text:p text:style-name="P5">while [ $n -gt 0 ]</text:p>
      <text:p text:style-name="P5"><text:soft-page-break/>do</text:p>
      <text:p text:style-name="P5"><text:s text:c="4"/>echo "$n"</text:p>
      <text:p text:style-name="P5"><text:s text:c="4"/>sleep 1</text:p>
      <text:p text:style-name="P5"><text:s text:c="4"/>((n--))</text:p>
      <text:p text:style-name="P5">done</text:p>
      <text:p text:style-name="P5">echo "Time’s up!"</text:p>
      <text:p text:style-name="P5"><text:span text:style-name="Strong_20_Emphasis">Explanation:</text:span><text:line-break/><text:span text:style-name="Source_20_Text">sleep 1</text:span> pauses for 1 second between counts.</text:p>
      <text:p text:style-name="P7"/>
      <text:p text:style-name="P6">28. How do you use break and continue statements in loops? Give examples.</text:p>
      <text:p text:style-name="P7">Ans:</text:p>
      <text:h text:style-name="P1" text:outline-level="3"><text:span text:style-name="Strong_20_Emphasis">Using </text:span><text:span text:style-name="Strong_20_Emphasis"><text:span text:style-name="Source_20_Text">break</text:span></text:span><text:span text:style-name="Strong_20_Emphasis"> and </text:span><text:span text:style-name="Strong_20_Emphasis"><text:span text:style-name="Source_20_Text">continue</text:span></text:span><text:span text:style-name="Strong_20_Emphasis"> in loops</text:span></text:h>
      <text:p text:style-name="Text_20_body"><text:span text:style-name="Strong_20_Emphasis">Example of </text:span><text:span text:style-name="Strong_20_Emphasis"><text:span text:style-name="Source_20_Text">break</text:span></text:span><text:span text:style-name="Strong_20_Emphasis">:</text:span><text:line-break/>Exits the loop completely.</text:p>
      <text:p text:style-name="P5">for i in {1..5}</text:p>
      <text:p text:style-name="P5">do</text:p>
      <text:p text:style-name="P5"><text:s text:c="2"/>if [ $i -eq 3 ]; then</text:p>
      <text:p text:style-name="P5"><text:s text:c="4"/>break</text:p>
      <text:p text:style-name="P5"><text:s text:c="2"/>fi</text:p>
      <text:p text:style-name="P5"><text:s text:c="2"/>echo "$i"</text:p>
      <text:p text:style-name="P5">done</text:p>
      <text:p text:style-name="P8"><text:span text:style-name="Strong_20_Emphasis">Output:</text:span> 1 2</text:p>
      <text:p text:style-name="Text_20_body"><text:span text:style-name="Strong_20_Emphasis">Example of </text:span><text:span text:style-name="Strong_20_Emphasis"><text:span text:style-name="Source_20_Text">continue</text:span></text:span><text:span text:style-name="Strong_20_Emphasis">:</text:span><text:line-break/>Skips the current iteration and continues with the next.</text:p>
      <text:p text:style-name="P5">for i in {1..5}</text:p>
      <text:p text:style-name="P5">do</text:p>
      <text:p text:style-name="P5"><text:s text:c="2"/>if [ $i -eq 3 ]; then</text:p>
      <text:p text:style-name="P5"><text:s text:c="4"/>continue</text:p>
      <text:p text:style-name="P5"><text:s text:c="2"/>fi</text:p>
      <text:p text:style-name="P5"><text:s text:c="2"/>echo "$i"</text:p>
      <text:p text:style-name="P5">done</text:p>
      <text:p text:style-name="P5"><text:span text:style-name="Strong_20_Emphasis">Output:</text:span> 1 2 4 5</text:p>
      <text:p text:style-name="P5"/>
      <text:p text:style-name="P6">29. Write a script to check if a file exists or not using the if and else loop.</text:p>
      <text:p text:style-name="P7">Ans:</text:p>
      <text:p text:style-name="P5">#!/bin/bash</text:p>
      <text:p text:style-name="P5">echo "Enter file name:"</text:p>
      <text:p text:style-name="P5">read file</text:p>
      <text:p text:style-name="P5"/>
      <text:p text:style-name="P5">if [ -e "$file" ]</text:p>
      <text:p text:style-name="P5">then</text:p>
      <text:p text:style-name="P5"><text:s text:c="4"/>echo "File '$file' exists."</text:p>
      <text:p text:style-name="P5">else</text:p>
      <text:p text:style-name="P5"><text:s text:c="4"/>echo "File '$file' does not exist."</text:p>
      <text:p text:style-name="P5">fi</text:p>
      <text:p text:style-name="P5"><text:span text:style-name="Strong_20_Emphasis">Explanation:</text:span><text:line-break/><text:span text:style-name="Source_20_Text">-e</text:span> checks if a file exists.</text:p>
      <text:p text:style-name="P5"/>
      <text:p text:style-name="P6">30. Write a script to calculate factorial of a number using for loop.</text:p>
      <text:p text:style-name="P7"><text:soft-page-break/>Ans:</text:p>
      <text:p text:style-name="P5">#!/bin/bash</text:p>
      <text:p text:style-name="P5">echo "Enter a number:"</text:p>
      <text:p text:style-name="P5">read n</text:p>
      <text:p text:style-name="P5">fact=1</text:p>
      <text:p text:style-name="P5"/>
      <text:p text:style-name="P5">for (( i=1; i&lt;=n; i++ ))</text:p>
      <text:p text:style-name="P5">do</text:p>
      <text:p text:style-name="P5"><text:s text:c="4"/>fact=$((fact * i))</text:p>
      <text:p text:style-name="P5">done</text:p>
      <text:p text:style-name="P5"/>
      <text:p text:style-name="P5">echo "Factorial of $n is $fact"</text:p>
      <text:p text:style-name="P5">Example Output:</text:p>
      <text:p text:style-name="P5">Enter a number:</text:p>
      <text:p text:style-name="P5">5</text:p>
      <text:p text:style-name="P5">Factorial of 5 is 12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21:21:24.202967180</meta:creation-date>
    <dc:date>2025-10-13T22:31:33.216995186</dc:date>
    <meta:editing-duration>PT28S</meta:editing-duration>
    <meta:editing-cycles>1</meta:editing-cycles>
    <meta:document-statistic meta:table-count="2" meta:image-count="0" meta:object-count="0" meta:page-count="4" meta:paragraph-count="149" meta:word-count="608" meta:character-count="3226" meta:non-whitespace-character-count="2688"/>
    <meta:generator>LibreOffice/24.2.7.2$Linux_X86_64 LibreOffice_project/420$Build-2</meta:generator>
  </office:meta>
</office:document-meta>
</file>